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13D00001EE8BB0555D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9583in" fo:margin-left="1.2021in" fo:margin-right="2.7646in" table:align="margins"/>
    </style:style>
    <style:style style:name="Table2.A" style:family="table-column">
      <style:table-column-properties style:column-width="2.9583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9583in" fo:margin-left="1.2021in" fo:margin-right="2.7646in" table:align="margins"/>
    </style:style>
    <style:style style:name="Table1.A" style:family="table-column">
      <style:table-column-properties style:column-width="2.9583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9583in" fo:margin-left="1.2021in" fo:margin-right="2.7646in" table:align="margins"/>
    </style:style>
    <style:style style:name="Table3.A" style:family="table-column">
      <style:table-column-properties style:column-width="2.9583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 Envelope, myEnvelope for instance, is a state machine that is configured and operated at some rate. <text:s/>It contains class objects for each of the stages of a musical enveleope; Attack, Decay, Sustain, and Release. <text:s/>The internal state machine sets the output in accordance with the parameter of the particular state it is in (by way of private: changeAmp(rateParameter)). <text:s/>Notice that the levelParameter is a threshold and not used to change the amplitude, but to control the state machine.</text:p>
      <text:p text:style-name="Standard"/>
      <text:p text:style-name="Standard">The external control inputs of the state machine are all prefixed with set. <text:s/>The main program should be able to manipulate the set_() methods in any way without causing harm to the stability of the execution, aside from spamming calls. <text:s/>The higher level program must call tick() periodically. <text:s/>tick() can't be called from within a set_() method that has been interrupted.</text:p>
      <text:p text:style-name="Standard"/>
      <text:p text:style-name="Standard">The set_() methods are passed uint_8, 0-255 for rates</text:p>
      <text:p text:style-name="Standard"/>
      <text:p text:style-name="Standard">Ranges (seconds)</text:p>
      <text:p text:style-name="Standard">Attack: 0 to 1</text:p>
      <text:p text:style-name="Standard">Decay: 0 to 1</text:p>
      <text:p text:style-name="Standard">Sustain: 0% to 100% (level)</text:p>
      <text:p text:style-name="Standard">Release: 0 to 5</text:p>
      <text:p text:style-name="Standard"/>
      <text:p text:style-name="Standard">Ranges in bit land are all 0 to 255. (128 is 0.5 seconds attack, half volume, 2.5s release).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Envelope</text:p>
          </table:table-cell>
        </table:table-row>
        <table:table-row>
          <table:table-cell table:style-name="Table2.A2" office:value-type="string">
            <text:p text:style-name="Standard"><text:s text:c="2"/>-uint8_t state;</text:p>
            <text:p text:style-name="Standard"><text:s text:c="2"/>-uint8_t noteState;</text:p>
            <text:p text:style-name="Standard"><text:s text:c="2"/>-Delta8BitMath envAttack;</text:p>
            <text:p text:style-name="Standard"><text:s text:c="2"/>-Delta8BitMath envDecay;</text:p>
            <text:p text:style-name="Standard"><text:s text:c="2"/>-Level8BitMath envSustain;</text:p>
            <text:p text:style-name="Standard"><text:s text:c="2"/>-Delta8BitMath envRelease;</text:p>
            <text:p text:style-name="Standard"><text:s text:c="2"/>-uint8_t amp;</text:p>
          </table:table-cell>
        </table:table-row>
        <table:table-row>
          <table:table-cell table:style-name="Table2.A2" office:value-type="string">
            <text:p text:style-name="Standard"><text:s text:c="2"/>Envelope( void );</text:p>
            <text:p text:style-name="Standard"><text:s text:c="2"/>+void tick( void );</text:p>
            <text:p text:style-name="Standard"><text:s text:c="2"/>+void setNoteOn( void );</text:p>
            <text:p text:style-name="Standard"><text:s text:c="2"/>+void setNoteOff( void );</text:p>
            <text:p text:style-name="Standard"><text:s text:c="2"/>+void setAttack( uint8_t );</text:p>
            <text:p text:style-name="Standard"><text:s text:c="2"/>+void setDecay( uint8_t );</text:p>
            <text:p text:style-name="Standard"><text:s text:c="2"/>+void setSustain( uint8_t );</text:p>
            <text:p text:style-name="Standard"><text:s text:c="2"/>+void setRelease( uint8_t );</text:p>
            <text:p text:style-name="Standard"><text:s text:c="2"/>-void changeAmp( rateParameter &amp; );</text:p>
          </table:table-cell>
        </table:table-row>
      </table:table>
      <text:p text:style-name="Standard"/>
      <text:p text:style-name="Standard">The rateParameter class contains the numbers it needs to calculate the necessary changes in the changeAmp() method. <text:s/>It is configured by the set_() methods and is private to the class. <text:s/>Its internal set() method converts parameters uint8_t totalperiod, uint8_t periodscale, and uint8_t direction into an equation that 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rateParameter</text:p>
          </table:table-cell>
        </table:table-row>
        <table:table-row>
          <table:table-cell table:style-name="Table1.A2" office:value-type="string">
            <text:p text:style-name="Standard"><text:s text:c="2"/>uint8_t whole;</text:p>
            <text:p text:style-name="Standard"><text:s text:c="2"/>uint16_t partial;</text:p>
            <text:p text:style-name="Standard"><text:soft-page-break/><text:s text:c="2"/>uint16_t partialAcu;</text:p>
            <text:p text:style-name="Standard"><text:s text:c="2"/>int8_t dir;</text:p>
          </table:table-cell>
        </table:table-row>
        <table:table-row>
          <table:table-cell table:style-name="Table1.A2" office:value-type="string">
            <text:p text:style-name="Standard"><text:s text:c="2"/>rateParameter( void );</text:p>
            <text:p text:style-name="Standard"><text:s text:c="2"/>+void set( );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levelParameter</text:p>
          </table:table-cell>
        </table:table-row>
        <table:table-row>
          <table:table-cell table:style-name="Table3.A2" office:value-type="string">
            <text:p text:style-name="Standard"><text:s/>+uint8_t level;</text:p>
          </table:table-cell>
        </table:table-row>
        <table:table-row>
          <table:table-cell table:style-name="Table3.A2" office:value-type="string">
            <text:p text:style-name="Standard"><text:s text:c="2"/>levelParameter( void );</text:p>
            <text:p text:style-name="Standard"><text:s/>+void set( uint8_t );</text:p>
          </table:table-cell>
        </table:table-row>
      </table:table>
      <text:p text:style-name="Standard"/>
      <text:p text:style-name="Standard">Mathbreak!</text:p>
      <text:p text:style-name="Standard"/>
      <text:p text:style-name="P3"><draw:frame text:anchor-type="as-char" draw:z-index="0" draw:name="Graphics 3" draw:style-name="gr1" draw:text-style-name="P6" svg:width="4.3051in" svg:height="1.6378in"><draw:image xlink:href="Pictures/200000070000513D00001EE8BB0555D2.svm" xlink:type="simple" xlink:show="embed" xlink:actuate="onLoad"><text:p/></draw:image></draw:frame></text:p>
      <text:p text:style-name="P5">variability of slope</text:p>
      <text:p text:style-name="P4"/>
      <text:p text:style-name="P4">(amplitude out) = ((time)/(timescale in ms))^(e^((2*(power scale in +-127))/127))*256*(target amplitude)/256</text:p>
      <text:p text:style-name="P4"/>
      <text:p text:style-name="P4">amplitude out = f(t, P, Q, G)</text:p>
      <text:p text:style-name="P4">time = t</text:p>
      <text:p text:style-name="P4">timescale = P</text:p>
      <text:p text:style-name="P4">power scale = Q</text:p>
      <text:p text:style-name="P4">target amp = G</text:p>
      <text:p text:style-name="P4"/>
      <text:p text:style-name="P4">f(t, P, Q, G) = G*(t/P)^(e^(2Q/127))</text:p>
      <text:p text:style-name="P4"/>
      <text:p text:style-name="P4">This gives amp at any point of time. <text:s/>Now, we need to track time from start of perio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3:58:29</meta:creation-date>
    <dc:date>2015-04-03T09:05:41.48</dc:date>
    <meta:editing-duration>P4DT18H1M45S</meta:editing-duration>
    <meta:editing-cycles>4</meta:editing-cycles>
    <meta:generator>OpenOffice.org/3.4.1$Win32 OpenOffice.org_project/341m1$Build-9593</meta:generator>
    <meta:document-statistic meta:table-count="3" meta:image-count="0" meta:object-count="0" meta:page-count="2" meta:paragraph-count="49" meta:word-count="368" meta:character-count="2364"/>
  </office:meta>
</office:document-meta>
</file>